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Mileage_for_OPCC_-_by_pay_r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ileageClaimID</text:p>
          </table:table-cell>
          <table:table-cell office:value-type="string" table:style-name="ce2">
            <text:p>EmpTyp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DestinationLocation</text:p>
          </table:table-cell>
          <table:table-cell office:value-type="string" table:style-name="ce2">
            <text:p>EndLocation</text:p>
          </table:table-cell>
          <table:table-cell office:value-type="string" table:style-name="ce2">
            <text:p>Miles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ClaimValue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68"/>
        </table:table-row>
        <table:table-row table:style-name="ro2">
          <table:table-cell office:value-type="float" office:value="695939" table:style-name="ce3">
            <text:p>69593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ommunity Policing Awards</text:p>
          </table:table-cell>
          <table:table-cell office:value-type="date" office:date-value="2024-11-11T00:00:00" table:style-name="ce5">
            <text:p>11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9" table:style-name="ce7">
            <text:p>8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0.049999999999997" table:style-name="ce8">
            <text:p>40.05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95940" table:style-name="ce3">
            <text:p>69594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xfordshire Search &amp; Rescue</text:p>
          </table:table-cell>
          <table:table-cell office:value-type="date" office:date-value="2024-11-12T00:00:00" table:style-name="ce5">
            <text:p>12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26" table:style-name="ce7">
            <text:p>2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1.7" table:style-name="ce8">
            <text:p>11.7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41" table:style-name="ce3">
            <text:p>695941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lternatives to Conflict</text:p>
          </table:table-cell>
          <table:table-cell office:value-type="date" office:date-value="2024-11-14T00:00:00" table:style-name="ce5">
            <text:p>14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0" table:style-name="ce7">
            <text:p>80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6" table:style-name="ce8">
            <text:p>36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42" table:style-name="ce3">
            <text:p>69594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SC, Gerrards Cross</text:p>
          </table:table-cell>
          <table:table-cell office:value-type="date" office:date-value="2024-11-15T00:00:00" table:style-name="ce5">
            <text:p>15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05" table:style-name="ce7">
            <text:p>10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7.25" table:style-name="ce8">
            <text:p>47.25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45" table:style-name="ce3">
            <text:p>69594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/NPCC Summit</text:p>
          </table:table-cell>
          <table:table-cell office:value-type="date" office:date-value="2024-11-20T00:00:00" table:style-name="ce5">
            <text:p>20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7" table:style-name="ce7">
            <text:p>1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.65" table:style-name="ce8">
            <text:p>7.65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95946" table:style-name="ce3">
            <text:p>69594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F</text:p>
            <text:p>ASB Awareness awards</text:p>
          </table:table-cell>
          <table:table-cell office:value-type="date" office:date-value="2024-11-21T00:00:00" table:style-name="ce5">
            <text:p>21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96" table:style-name="ce7">
            <text:p>96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3.2" table:style-name="ce8">
            <text:p>43.2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48" table:style-name="ce3">
            <text:p>695948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kingham Council</text:p>
          </table:table-cell>
          <table:table-cell office:value-type="date" office:date-value="2024-11-21T00:00:00" table:style-name="ce5">
            <text:p>21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87" table:style-name="ce7">
            <text:p>8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9.15" table:style-name="ce8">
            <text:p>39.15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95949" table:style-name="ce3">
            <text:p>69594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ri-border rural policing</text:p>
            <text:p>Marlow Bridge</text:p>
          </table:table-cell>
          <table:table-cell office:value-type="date" office:date-value="2024-11-22T00:00:00" table:style-name="ce5">
            <text:p>22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eadquarters</text:p>
          </table:table-cell>
          <table:table-cell office:value-type="float" office:value="112" table:style-name="ce7">
            <text:p>11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50.4" table:style-name="ce8">
            <text:p>50.4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4">
          <table:table-cell office:value-type="float" office:value="695954" table:style-name="ce3">
            <text:p>695954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pe after Harm</text:p>
            <text:p>Student Officers</text:p>
          </table:table-cell>
          <table:table-cell office:value-type="date" office:date-value="2024-11-25T00:00:00" table:style-name="ce5">
            <text:p>25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eadquarters</text:p>
          </table:table-cell>
          <table:table-cell office:value-type="float" office:value="54" table:style-name="ce7">
            <text:p>54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4.3" table:style-name="ce8">
            <text:p>24.3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55" table:style-name="ce3">
            <text:p>695955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p Deter Youth</text:p>
          </table:table-cell>
          <table:table-cell office:value-type="date" office:date-value="2024-11-26T00:00:00" table:style-name="ce5">
            <text:p>26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Loddon Valley Police Station</text:p>
          </table:table-cell>
          <table:table-cell office:value-type="string" table:style-name="ce6">
            <text:p>Home</text:p>
          </table:table-cell>
          <table:table-cell office:value-type="float" office:value="74" table:style-name="ce7">
            <text:p>74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33.299999999999997" table:style-name="ce8">
            <text:p>33.3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95957" table:style-name="ce3">
            <text:p>69595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ur Oxfordshire Story</text:p>
          </table:table-cell>
          <table:table-cell office:value-type="date" office:date-value="2024-11-27T00:00:00" table:style-name="ce5">
            <text:p>27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9" table:style-name="ce7">
            <text:p>19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8.5500000000000007" table:style-name="ce8">
            <text:p>8.55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59" table:style-name="ce3">
            <text:p>69595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HP Conference</text:p>
          </table:table-cell>
          <table:table-cell office:value-type="date" office:date-value="2024-11-28T00:00:00" table:style-name="ce5">
            <text:p>28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Kassam Stadium</text:p>
          </table:table-cell>
          <table:table-cell office:value-type="string" table:style-name="ce6">
            <text:p>Home</text:p>
          </table:table-cell>
          <table:table-cell office:value-type="float" office:value="32" table:style-name="ce7">
            <text:p>32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4.4" table:style-name="ce8">
            <text:p>14.4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60" table:style-name="ce3">
            <text:p>695960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ide-along</text:p>
          </table:table-cell>
          <table:table-cell office:value-type="date" office:date-value="2024-11-29T00:00:00" table:style-name="ce5">
            <text:p>29-Nov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Abingdon Police Station</text:p>
          </table:table-cell>
          <table:table-cell office:value-type="string" table:style-name="ce6">
            <text:p>Home</text:p>
          </table:table-cell>
          <table:table-cell office:value-type="float" office:value="14" table:style-name="ce7">
            <text:p>14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.3" table:style-name="ce8">
            <text:p>6.3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3">
          <table:table-cell office:value-type="float" office:value="695962" table:style-name="ce3">
            <text:p>695962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tudent Officers</text:p>
          </table:table-cell>
          <table:table-cell office:value-type="date" office:date-value="2024-12-02T00:00:00" table:style-name="ce5">
            <text:p>02-Dec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Sulhamstead / TVP Training Cnt</text:p>
          </table:table-cell>
          <table:table-cell office:value-type="string" table:style-name="ce6">
            <text:p>Home</text:p>
          </table:table-cell>
          <table:table-cell office:value-type="float" office:value="65" table:style-name="ce7">
            <text:p>65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29.25" table:style-name="ce8">
            <text:p>29.25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63" table:style-name="ce3">
            <text:p>695963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me Sec</text:p>
          </table:table-cell>
          <table:table-cell office:value-type="date" office:date-value="2024-12-05T00:00:00" table:style-name="ce5">
            <text:p>05-Dec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Slough Police Station</text:p>
          </table:table-cell>
          <table:table-cell office:value-type="string" table:style-name="ce6">
            <text:p>Home</text:p>
          </table:table-cell>
          <table:table-cell office:value-type="float" office:value="108" table:style-name="ce7">
            <text:p>108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48.6" table:style-name="ce8">
            <text:p>48.6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66" table:style-name="ce3">
            <text:p>695966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CA</text:p>
          </table:table-cell>
          <table:table-cell office:value-type="date" office:date-value="2024-12-06T00:00:00" table:style-name="ce5">
            <text:p>06-Dec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7" table:style-name="ce7">
            <text:p>1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.65" table:style-name="ce8">
            <text:p>7.65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67" table:style-name="ce3">
            <text:p>695967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roject EDWARD</text:p>
          </table:table-cell>
          <table:table-cell office:value-type="date" office:date-value="2024-12-09T00:00:00" table:style-name="ce5">
            <text:p>09-Dec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Out of Force</text:p>
          </table:table-cell>
          <table:table-cell office:value-type="string" table:style-name="ce6">
            <text:p>Home</text:p>
          </table:table-cell>
          <table:table-cell office:value-type="float" office:value="17" table:style-name="ce7">
            <text:p>17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7.65" table:style-name="ce8">
            <text:p>7.65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style-name="ro2">
          <table:table-cell office:value-type="float" office:value="695969" table:style-name="ce3">
            <text:p>695969</text:p>
          </table:table-cell>
          <table:table-cell office:value-type="string" table:style-name="ce4">
            <text:p>Staff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hris Palmer</text:p>
          </table:table-cell>
          <table:table-cell office:value-type="date" office:date-value="2024-12-10T00:00:00" table:style-name="ce5">
            <text:p>10-Dec-24</text:p>
          </table:table-cell>
          <table:table-cell office:value-type="string" table:style-name="ce6">
            <text:p>Home</text:p>
          </table:table-cell>
          <table:table-cell office:value-type="string" table:style-name="ce6">
            <text:p>Abingdon Police Station</text:p>
          </table:table-cell>
          <table:table-cell office:value-type="string" table:style-name="ce6">
            <text:p>Home</text:p>
          </table:table-cell>
          <table:table-cell office:value-type="float" office:value="14" table:style-name="ce7">
            <text:p>14</text:p>
          </table:table-cell>
          <table:table-cell office:value-type="string" table:style-name="ce6">
            <text:p>Business Travel - Car</text:p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6.3" table:style-name="ce8">
            <text:p>6.3</text:p>
          </table:table-cell>
          <table:table-cell office:value-type="float" office:value="12" table:style-name="ce9">
            <text:p>12</text:p>
          </table:table-cell>
          <table:table-cell office:value-type="float" office:value="2024" table:style-name="ce9">
            <text:p>2024</text:p>
          </table:table-cell>
          <table:table-cell table:number-columns-repeated="1636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12-16T10:31:30Z</meta:creation-date>
    <dc:date>2024-12-16T12:24:38Z</dc:date>
    <meta:print-date>2024-12-16T12:23:40Z</meta:print-date>
  </office:meta>
</office:document-meta>
</file>